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f163" officeooo:paragraph-rsid="000ff163" style:font-size-asian="12.25pt" style:font-size-complex="14pt"/>
    </style:style>
    <style:style style:name="P2" style:family="paragraph" style:parent-style-name="Standard">
      <style:text-properties fo:font-size="14pt" officeooo:rsid="000ff163" officeooo:paragraph-rsid="000ff163" style:font-size-asian="12.25pt" style:font-size-complex="14pt"/>
    </style:style>
    <style:style style:name="P3" style:family="paragraph" style:parent-style-name="Standard">
      <style:text-properties fo:font-size="14pt" officeooo:rsid="00109b1a" officeooo:paragraph-rsid="00109b1a" style:font-size-asian="12.25pt" style:font-size-complex="14pt"/>
    </style:style>
    <style:style style:name="P4" style:family="paragraph" style:parent-style-name="Standard">
      <style:text-properties fo:font-size="14pt" officeooo:rsid="0010dcaa" officeooo:paragraph-rsid="0010dcaa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//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rand,*next;</text:p>
      <text:p text:style-name="P1"><text:s text:c="4"/>node(int x)</text:p>
      <text:p text:style-name="P1"><text:s text:c="4"/>{</text:p>
      <text:p text:style-name="P1"><text:s text:c="8"/>this-&gt;value = x;</text:p>
      <text:p text:style-name="P1"><text:s text:c="8"/>this-&gt;next = NULL;</text:p>
      <text:p text:style-name="P1"><text:s text:c="8"/>this-&gt;rand = NULL;</text:p>
      <text:p text:style-name="P1"><text:s text:c="4"/>}</text:p>
      <text:p text:style-name="P1">};</text:p>
      <text:p text:style-name="P1"/>
      <text:p text:style-name="P1">class dll</text:p>
      <text:p text:style-name="P1">{</text:p>
      <text:p text:style-name="P1"><text:s text:c="4"/>public:</text:p>
      <text:p text:style-name="P1"><text:s text:c="8"/>node *head;</text:p>
      <text:p text:style-name="P1"><text:s text:c="8"/>dll()</text:p>
      <text:p text:style-name="P1"><text:s text:c="8"/>{</text:p>
      <text:p text:style-name="P1"><text:s text:c="12"/>head=NULL;</text:p>
      <text:p text:style-name="P1"><text:s text:c="8"/>}</text:p>
      <text:p text:style-name="P1"/>
      <text:p text:style-name="P1"><text:s text:c="8"/>node* copy()</text:p>
      <text:p text:style-name="P1"><text:s text:c="8"/>{</text:p>
      <text:p text:style-name="P1"><text:s text:c="12"/>dll d;</text:p>
      <text:p text:style-name="P1"><text:s text:c="12"/>node *a=this-&gt;head;</text:p>
      <text:p text:style-name="P1"><text:s text:c="12"/>node *b=d.head;</text:p>
      <text:p text:style-name="P1"><text:s text:c="12"/></text:p>
      <text:p text:style-name="P1"><text:s text:c="12"/>while(a!=NULL)</text:p>
      <text:p text:style-name="P1"><text:s text:c="12"/>{</text:p>
      <text:p text:style-name="P1"><text:s text:c="16"/>node *temp=new node(0);</text:p>
      <text:p text:style-name="P1"><text:s text:c="16"/>temp-&gt;value=a-&gt;value;</text:p>
      <text:p text:style-name="P1"><text:s text:c="16"/>temp-&gt;next=a-&gt;next;</text:p>
      <text:p text:style-name="P1"><text:s text:c="16"/>temp-&gt;rand=a-&gt;rand;</text:p>
      <text:p text:style-name="P1"><text:s text:c="16"/>if(b==NULL)</text:p>
      <text:p text:style-name="P1"><text:s text:c="16"/>{</text:p>
      <text:p text:style-name="P1"><text:s text:c="20"/>d.head=temp;</text:p>
      <text:p text:style-name="P1"><text:s text:c="20"/>b=d.head;</text:p>
      <text:p text:style-name="P1"><text:s text:c="20"/>a=a-&gt;next;</text:p>
      <text:p text:style-name="P1"><text:s text:c="16"/>}</text:p>
      <text:p text:style-name="P1"><text:s text:c="16"/>else</text:p>
      <text:p text:style-name="P1"><text:soft-page-break/><text:s text:c="16"/>{</text:p>
      <text:p text:style-name="P1"><text:s text:c="20"/>b-&gt;next = temp;</text:p>
      <text:p text:style-name="P1"><text:s text:c="20"/>b = b-&gt;next;</text:p>
      <text:p text:style-name="P1"><text:s text:c="20"/>a=a-&gt;next;</text:p>
      <text:p text:style-name="P1"><text:s text:c="16"/>}</text:p>
      <text:p text:style-name="P1"><text:s text:c="12"/>}</text:p>
      <text:p text:style-name="P1"><text:s text:c="12"/>return d.head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while(a!=NULL)</text:p>
      <text:p text:style-name="P1"><text:s text:c="12"/>{</text:p>
      <text:p text:style-name="P1"><text:s text:c="16"/>cout&lt;&lt;a-&gt;value&lt;&lt;"-&gt;";</text:p>
      <text:p text:style-name="P1"><text:s text:c="16"/>a=a-&gt;next;</text:p>
      <text:p text:style-name="P1"><text:s text:c="12"/>}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dll d1,d2;</text:p>
      <text:p text:style-name="P1"><text:s text:c="4"/></text:p>
      <text:p text:style-name="P1"><text:s text:c="4"/>d1.head = new node(1);</text:p>
      <text:p text:style-name="P1"/>
      <text:p text:style-name="P1"><text:s text:c="4"/>d1.head-&gt;next = new node(2);</text:p>
      <text:p text:style-name="P1"/>
      <text:p text:style-name="P1"><text:s text:c="4"/>d1.head-&gt;next-&gt;next = new node(3);</text:p>
      <text:p text:style-name="P1"/>
      <text:p text:style-name="P1"><text:s text:c="4"/>d1.head-&gt;next-&gt;next-&gt;next = new node(4);</text:p>
      <text:p text:style-name="P1"/>
      <text:p text:style-name="P1"><text:s text:c="4"/>d1.head-&gt;next-&gt;next-&gt;next-&gt;next = new node(5);</text:p>
      <text:p text:style-name="P1"/>
      <text:p text:style-name="P1"><text:s text:c="4"/>d1.head-&gt;rand=d1.head-&gt;next-&gt;next;</text:p>
      <text:p text:style-name="P1"/>
      <text:p text:style-name="P1"><text:s text:c="4"/>d1.head-&gt;next-&gt;rand=d1.head;</text:p>
      <text:p text:style-name="P1"/>
      <text:p text:style-name="P1"><text:s text:c="4"/>d1.head-&gt;next-&gt;next-&gt;rand=d1.head-&gt;next-&gt;next-&gt;next-&gt;next;</text:p>
      <text:p text:style-name="P1"/>
      <text:p text:style-name="P1"><text:s text:c="4"/>d1.head-&gt;next-&gt;next-&gt;next-&gt;rand=d1.head-&gt;next-&gt;next;</text:p>
      <text:p text:style-name="P1"/>
      <text:p text:style-name="P1"><text:s text:c="4"/>d1.head-&gt;next-&gt;next-&gt;next-&gt;next-&gt;rand=d1.head-&gt;next;</text:p>
      <text:p text:style-name="P1"><text:s text:c="4"/></text:p>
      <text:p text:style-name="P1"><text:soft-page-break/><text:s text:c="4"/>node *a;</text:p>
      <text:p text:style-name="P1"><text:s text:c="4"/>cout&lt;&lt;"Original Linked List 1 : ";</text:p>
      <text:p text:style-name="P1"><text:s text:c="4"/>d1.print();</text:p>
      <text:p text:style-name="P1"><text:s text:c="4"/>d2.head=d1.copy();</text:p>
      <text:p text:style-name="P1"><text:s text:c="4"/>cout&lt;&lt;"Copied Linked List 2 : ";</text:p>
      <text:p text:style-name="P1"><text:s text:c="4"/>d2.print()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Doubly_LL</text:p>
      <text:p text:style-name="P1">{</text:p>
      <text:p text:style-name="P1"><text:s text:c="4"/>private:</text:p>
      <text:p text:style-name="P1"><text:s text:c="8"/>node *head;</text:p>
      <text:p text:style-name="P1"><text:s text:c="8"/>int size;</text:p>
      <text:p text:style-name="P1"><text:s text:c="4"/>public:</text:p>
      <text:p text:style-name="P1"><text:s text:c="8"/>Doubly_LL()</text:p>
      <text:p text:style-name="P1"><text:s text:c="8"/>{</text:p>
      <text:p text:style-name="P1"><text:s text:c="12"/>head=NULL;</text:p>
      <text:p text:style-name="P1"><text:s text:c="12"/>size=0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><text:s text:c="12"/>if(head==NULL)</text:p>
      <text:p text:style-name="P1"><text:s text:c="16"/>head=temp;</text:p>
      <text:p text:style-name="P1"><text:s text:c="12"/>else</text:p>
      <text:p text:style-name="P1"><text:soft-page-break/><text:s text:c="12"/>{</text:p>
      <text:p text:style-name="P1"><text:s text:c="16"/>node *a=head;</text:p>
      <text:p text:style-name="P1"><text:s text:c="16"/>while(a-&gt;next!=NULL)</text:p>
      <text:p text:style-name="P1"><text:s text:c="20"/>a=a-&gt;next;</text:p>
      <text:p text:style-name="P1"><text:s text:c="16"/>a-&gt;next=temp;</text:p>
      <text:p text:style-name="P1"><text:s text:c="16"/>temp-&gt;prev=a;</text:p>
      <text:p text:style-name="P1"><text:s text:c="12"/>}</text:p>
      <text:p text:style-name="P1"><text:s text:c="8"/>}</text:p>
      <text:p text:style-name="P1"/>
      <text:p text:style-name="P1"><text:s text:c="8"/>void pair(int n)</text:p>
      <text:p text:style-name="P1"><text:s text:c="8"/>{</text:p>
      <text:p text:style-name="P1"><text:s text:c="12"/>node *a=head;</text:p>
      <text:p text:style-name="P1"><text:s text:c="12"/>node *b;</text:p>
      <text:p text:style-name="P1"/>
      <text:p text:style-name="P1"><text:s text:c="12"/>while(a-&gt;next!=NULL)</text:p>
      <text:p text:style-name="P1"><text:s text:c="12"/>{</text:p>
      <text:p text:style-name="P1"><text:s text:c="16"/>b=a-&gt;next;</text:p>
      <text:p text:style-name="P1"><text:s text:c="16"/>while(b-&gt;next!=NULL)</text:p>
      <text:p text:style-name="P1"><text:s text:c="16"/>{</text:p>
      <text:p text:style-name="P1"><text:s text:c="20"/>if(a-&gt;value+b-&gt;value == n)</text:p>
      <text:p text:style-name="P1"><text:s text:c="20"/>{</text:p>
      <text:p text:style-name="P1"><text:s text:c="24"/>cout&lt;&lt;"("&lt;&lt;b-&gt;value&lt;&lt;","&lt;&lt;a-&gt;value&lt;&lt;")"&lt;&lt;",";</text:p>
      <text:p text:style-name="P1"><text:s text:c="20"/>}</text:p>
      <text:p text:style-name="P1"><text:s text:c="20"/>b=b-&gt;next;</text:p>
      <text:p text:style-name="P1"><text:s text:c="16"/>}</text:p>
      <text:p text:style-name="P1"><text:s text:c="16"/>a=a-&gt;next;</text:p>
      <text:p text:style-name="P1"><text:s text:c="12"/>}</text:p>
      <text:p text:style-name="P1"><text:s text:c="12"/>cout&lt;&lt;endl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while(a!=NULL)</text:p>
      <text:p text:style-name="P1"><text:s text:c="12"/>{</text:p>
      <text:p text:style-name="P1"><text:s text:c="16"/>if(a-&gt;next==NULL)</text:p>
      <text:p text:style-name="P1"><text:s text:c="16"/>{</text:p>
      <text:p text:style-name="P1"><text:s text:c="20"/>cout&lt;&lt;a-&gt;value&lt;&lt;endl;</text:p>
      <text:p text:style-name="P1"><text:s text:c="20"/>return;</text:p>
      <text:p text:style-name="P1"><text:s text:c="16"/>}</text:p>
      <text:p text:style-name="P1"><text:s text:c="16"/>else</text:p>
      <text:p text:style-name="P1"><text:s text:c="16"/>{</text:p>
      <text:p text:style-name="P1"><text:s text:c="20"/>cout&lt;&lt;a-&gt;value&lt;&lt;"&lt;-&gt;";</text:p>
      <text:p text:style-name="P1"><text:s text:c="20"/>a=a-&gt;next;</text:p>
      <text:p text:style-name="P1"><text:s text:c="16"/>}</text:p>
      <text:p text:style-name="P1"><text:soft-page-break/><text:s text:c="12"/>}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Doubly_LL d;</text:p>
      <text:p text:style-name="P1"><text:s text:c="4"/>d.Insert_Back(1);</text:p>
      <text:p text:style-name="P1"><text:s text:c="4"/>d.Insert_Back(2);</text:p>
      <text:p text:style-name="P1"><text:s text:c="4"/>d.Insert_Back(4);</text:p>
      <text:p text:style-name="P1"><text:s text:c="4"/>d.Insert_Back(5);</text:p>
      <text:p text:style-name="P1"><text:s text:c="4"/>d.Insert_Back(6);</text:p>
      <text:p text:style-name="P1"><text:s text:c="4"/>d.Insert_Back(8);</text:p>
      <text:p text:style-name="P1"><text:s text:c="4"/>d.Insert_Back(9);</text:p>
      <text:p text:style-name="P1"/>
      <text:p text:style-name="P1"><text:s text:c="4"/>int num;</text:p>
      <text:p text:style-name="P1"><text:s text:c="4"/>cout&lt;&lt;"Enter Value for Pair : ";</text:p>
      <text:p text:style-name="P1"><text:s text:c="4"/>cin&gt;&gt;num;</text:p>
      <text:p text:style-name="P1"><text:s text:c="4"/>d.pair(num);</text:p>
      <text:p text:style-name="P1"/>
      <text:p text:style-name="P1"><text:s text:c="4"/>d.print();</text:p>
      <text:p text:style-name="P1"><text:s text:c="4"/>return 0;</text:p>
      <text:p text:style-name="P1">}</text:p>
      <text:p text:style-name="P1"/>
      <text:p text:style-name="P1">3)#include&lt;iostream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Doubly_LL</text:p>
      <text:p text:style-name="P1">{</text:p>
      <text:p text:style-name="P1"><text:s text:c="4"/>private:</text:p>
      <text:p text:style-name="P1"><text:soft-page-break/><text:s text:c="8"/>node *head;</text:p>
      <text:p text:style-name="P1"><text:s text:c="8"/>int size;</text:p>
      <text:p text:style-name="P1"><text:s text:c="4"/>public:</text:p>
      <text:p text:style-name="P1"><text:s text:c="8"/>Doubly_LL()</text:p>
      <text:p text:style-name="P1"><text:s text:c="8"/>{</text:p>
      <text:p text:style-name="P1"><text:s text:c="12"/>head=NULL;</text:p>
      <text:p text:style-name="P1"><text:s text:c="12"/>size=0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><text:s text:c="12"/>if(head==NULL)</text:p>
      <text:p text:style-name="P1"><text:s text:c="16"/>head=temp;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NULL)</text:p>
      <text:p text:style-name="P1"><text:s text:c="20"/>a=a-&gt;next;</text:p>
      <text:p text:style-name="P1"><text:s text:c="16"/>a-&gt;next=temp;</text:p>
      <text:p text:style-name="P1"><text:s text:c="16"/>temp-&gt;prev=a;</text:p>
      <text:p text:style-name="P1"><text:s text:c="12"/>}</text:p>
      <text:p text:style-name="P1"><text:s text:c="8"/>}</text:p>
      <text:p text:style-name="P1"/>
      <text:p text:style-name="P1"><text:s text:c="8"/>void insert_sort(int n)</text:p>
      <text:p text:style-name="P1"><text:s text:c="8"/>{</text:p>
      <text:p text:style-name="P1"><text:s text:c="12"/>node *temp=new node;</text:p>
      <text:p text:style-name="P1"><text:s text:c="12"/>temp-&gt;value=n;</text:p>
      <text:p text:style-name="P1"/>
      <text:p text:style-name="P1"><text:s text:c="12"/>node *a=head;</text:p>
      <text:p text:style-name="P1"><text:s text:c="12"/>while(a-&gt;value&lt;n)</text:p>
      <text:p text:style-name="P1"><text:s text:c="16"/>a=a-&gt;next;</text:p>
      <text:p text:style-name="P1"><text:s text:c="12"/></text:p>
      <text:p text:style-name="P1"><text:s text:c="12"/>temp-&gt;prev=a-&gt;prev;</text:p>
      <text:p text:style-name="P1"><text:s text:c="12"/>a-&gt;prev-&gt;next=temp;</text:p>
      <text:p text:style-name="P1"><text:s text:c="12"/>temp-&gt;next=a;</text:p>
      <text:p text:style-name="P1"><text:s text:c="12"/>a-&gt;prev=temp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while(a!=NULL)</text:p>
      <text:p text:style-name="P1"><text:s text:c="12"/>{</text:p>
      <text:p text:style-name="P1"><text:soft-page-break/><text:s text:c="16"/>if(a-&gt;next==NULL)</text:p>
      <text:p text:style-name="P1"><text:s text:c="16"/>{</text:p>
      <text:p text:style-name="P1"><text:s text:c="20"/>cout&lt;&lt;a-&gt;value&lt;&lt;endl;</text:p>
      <text:p text:style-name="P1"><text:s text:c="20"/>return;</text:p>
      <text:p text:style-name="P1"><text:s text:c="16"/>}</text:p>
      <text:p text:style-name="P1"><text:s text:c="16"/>else</text:p>
      <text:p text:style-name="P1"><text:s text:c="16"/>{</text:p>
      <text:p text:style-name="P1"><text:s text:c="20"/>cout&lt;&lt;a-&gt;value&lt;&lt;"&lt;-&gt;";</text:p>
      <text:p text:style-name="P1"><text:s text:c="20"/>a=a-&gt;next;</text:p>
      <text:p text:style-name="P1"><text:s text:c="16"/>}</text:p>
      <text:p text:style-name="P1"><text:s text:c="12"/>}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Doubly_LL d;</text:p>
      <text:p text:style-name="P1"><text:s text:c="4"/>d.Insert_Back(1);</text:p>
      <text:p text:style-name="P1"><text:s text:c="4"/>d.Insert_Back(4);</text:p>
      <text:p text:style-name="P1"><text:s text:c="4"/>d.Insert_Back(6);</text:p>
      <text:p text:style-name="P1"><text:s text:c="4"/>d.Insert_Back(9);</text:p>
      <text:p text:style-name="P1"><text:s text:c="4"/>d.Insert_Back(16);</text:p>
      <text:p text:style-name="P1"/>
      <text:p text:style-name="P1"><text:s text:c="4"/>d.insert_sort(3);</text:p>
      <text:p text:style-name="P1"><text:s text:c="4"/>d.insert_sort(10);</text:p>
      <text:p text:style-name="P1"><text:s text:c="4"/>d.insert_sort(7);</text:p>
      <text:p text:style-name="P1"><text:s text:c="4"/>d.print();</text:p>
      <text:p text:style-name="P1"><text:s text:c="4"/>return 0;</text:p>
      <text:p text:style-name="P1">}</text:p>
      <text:p text:style-name="P1"/>
      <text:p text:style-name="P3">4,5)#include&lt;iostream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prev,*next;</text:p>
      <text:p text:style-name="P3"/>
      <text:p text:style-name="P3"><text:s text:c="8"/>node()</text:p>
      <text:p text:style-name="P3"><text:s text:c="8"/>{</text:p>
      <text:p text:style-name="P3"><text:s text:c="12"/>value=0;</text:p>
      <text:p text:style-name="P3"><text:s text:c="12"/>prev=NULL;</text:p>
      <text:p text:style-name="P3"><text:s text:c="12"/>next=NULL;</text:p>
      <text:p text:style-name="P3"><text:soft-page-break/><text:s text:c="8"/>}</text:p>
      <text:p text:style-name="P3">};</text:p>
      <text:p text:style-name="P3"/>
      <text:p text:style-name="P3">class Doubly_LL</text:p>
      <text:p text:style-name="P3">{</text:p>
      <text:p text:style-name="P3"><text:s text:c="4"/>private:</text:p>
      <text:p text:style-name="P3"><text:s text:c="8"/>node *head;</text:p>
      <text:p text:style-name="P3"><text:s text:c="8"/>int size;</text:p>
      <text:p text:style-name="P3"><text:s text:c="4"/>public:</text:p>
      <text:p text:style-name="P3"><text:s text:c="8"/>Doubly_LL()</text:p>
      <text:p text:style-name="P3"><text:s text:c="8"/>{</text:p>
      <text:p text:style-name="P3"><text:s text:c="12"/>head=NULL;</text:p>
      <text:p text:style-name="P3"><text:s text:c="12"/>size=0;</text:p>
      <text:p text:style-name="P3"><text:s text:c="8"/>}</text:p>
      <text:p text:style-name="P3"/>
      <text:p text:style-name="P3"><text:s text:c="8"/>void Insert_Back(int num)</text:p>
      <text:p text:style-name="P3"><text:s text:c="8"/>{</text:p>
      <text:p text:style-name="P3"><text:s text:c="12"/>node *temp=new node;</text:p>
      <text:p text:style-name="P3"><text:s text:c="12"/>temp-&gt;value=num;</text:p>
      <text:p text:style-name="P3"><text:s text:c="12"/>if(head==NULL)</text:p>
      <text:p text:style-name="P3"><text:s text:c="16"/>head=temp;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 text:c="20"/>a=a-&gt;next;</text:p>
      <text:p text:style-name="P3"><text:s text:c="16"/>a-&gt;next=temp;</text:p>
      <text:p text:style-name="P3"><text:s text:c="16"/>temp-&gt;prev=a;</text:p>
      <text:p text:style-name="P3"><text:s text:c="12"/>}</text:p>
      <text:p text:style-name="P3"><text:s text:c="8"/>}</text:p>
      <text:p text:style-name="P3"/>
      <text:p text:style-name="P3"><text:s text:c="8"/>void remove_duplicates()</text:p>
      <text:p text:style-name="P3"><text:s text:c="8"/>{</text:p>
      <text:p text:style-name="P3"><text:s text:c="12"/>node *a=head;</text:p>
      <text:p text:style-name="P3"/>
      <text:p text:style-name="P3"><text:s text:c="12"/>while(a-&gt;next!=NULL)</text:p>
      <text:p text:style-name="P3"><text:s text:c="12"/>{</text:p>
      <text:p text:style-name="P3"><text:s text:c="16"/>node *b=a-&gt;next;</text:p>
      <text:p text:style-name="P3"><text:s text:c="16"/>while(b!=NULL)</text:p>
      <text:p text:style-name="P3"><text:s text:c="16"/>{</text:p>
      <text:p text:style-name="P3"><text:s text:c="20"/>if(a-&gt;value==b-&gt;value)</text:p>
      <text:p text:style-name="P3"><text:s text:c="20"/>{</text:p>
      <text:p text:style-name="P3"><text:s text:c="24"/>node *temp=b;</text:p>
      <text:p text:style-name="P3"><text:s text:c="24"/>if(b-&gt;next==NULL)</text:p>
      <text:p text:style-name="P3"><text:s text:c="28"/>b-&gt;prev-&gt;next=NULL;</text:p>
      <text:p text:style-name="P3"><text:soft-page-break/><text:s text:c="24"/>else</text:p>
      <text:p text:style-name="P3"><text:s text:c="24"/>{</text:p>
      <text:p text:style-name="P3"><text:s text:c="28"/>b-&gt;prev-&gt;next=b-&gt;next;</text:p>
      <text:p text:style-name="P3"><text:s text:c="28"/>b-&gt;next-&gt;prev=b-&gt;prev;</text:p>
      <text:p text:style-name="P3"><text:s text:c="28"/>b=b-&gt;next;</text:p>
      <text:p text:style-name="P3"><text:s text:c="24"/>}</text:p>
      <text:p text:style-name="P3"><text:s text:c="24"/>delete temp;</text:p>
      <text:p text:style-name="P3"><text:s text:c="20"/>}</text:p>
      <text:p text:style-name="P3"><text:s text:c="20"/>else</text:p>
      <text:p text:style-name="P3"><text:s text:c="24"/>b=b-&gt;next;</text:p>
      <text:p text:style-name="P3"><text:s text:c="16"/>}</text:p>
      <text:p text:style-name="P3"><text:s text:c="16"/>a=a-&gt;next;</text:p>
      <text:p text:style-name="P3"><text:s text:c="12"/>}</text:p>
      <text:p text:style-name="P3"><text:s text:c="8"/>}</text:p>
      <text:p text:style-name="P3"/>
      <text:p text:style-name="P3"><text:s text:c="8"/>void print()</text:p>
      <text:p text:style-name="P3"><text:s text:c="8"/>{</text:p>
      <text:p text:style-name="P3"><text:s text:c="12"/>node *a=head;</text:p>
      <text:p text:style-name="P3"><text:s text:c="12"/>while(a!=NULL)</text:p>
      <text:p text:style-name="P3"><text:s text:c="12"/>{</text:p>
      <text:p text:style-name="P3"><text:s text:c="16"/>if(a-&gt;next==NULL)</text:p>
      <text:p text:style-name="P3"><text:s text:c="16"/>{</text:p>
      <text:p text:style-name="P3"><text:s text:c="20"/>cout&lt;&lt;a-&gt;value&lt;&lt;endl;</text:p>
      <text:p text:style-name="P3"><text:s text:c="20"/>return;</text:p>
      <text:p text:style-name="P3"><text:s text:c="16"/>}</text:p>
      <text:p text:style-name="P3"><text:s text:c="16"/>else</text:p>
      <text:p text:style-name="P3"><text:s text:c="16"/>{</text:p>
      <text:p text:style-name="P3"><text:s text:c="20"/>cout&lt;&lt;a-&gt;value&lt;&lt;"&lt;-&gt;";</text:p>
      <text:p text:style-name="P3"><text:s text:c="20"/>a=a-&gt;next;</text:p>
      <text:p text:style-name="P3"><text:s text:c="16"/>}</text:p>
      <text:p text:style-name="P3"><text:s text:c="12"/>}</text:p>
      <text:p text:style-name="P3"><text:s text:c="12"/>cout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Doubly_LL d;</text:p>
      <text:p text:style-name="P3"><text:s text:c="4"/>d.Insert_Back(1);</text:p>
      <text:p text:style-name="P3"><text:s text:c="4"/>d.Insert_Back(4);</text:p>
      <text:p text:style-name="P3"><text:s text:c="4"/>d.Insert_Back(6);</text:p>
      <text:p text:style-name="P3"><text:s text:c="4"/>d.Insert_Back(4);</text:p>
      <text:p text:style-name="P3"><text:s text:c="4"/>d.Insert_Back(4);</text:p>
      <text:p text:style-name="P3"><text:s text:c="4"/>d.Insert_Back(1);</text:p>
      <text:p text:style-name="P3"/>
      <text:p text:style-name="P3"><text:soft-page-break/><text:s text:c="4"/>d.print();</text:p>
      <text:p text:style-name="P3"><text:s text:c="4"/>d.remove_duplicates();</text:p>
      <text:p text:style-name="P3"><text:s text:c="4"/>d.print();</text:p>
      <text:p text:style-name="P3"><text:s text:c="4"/>return 0;</text:p>
      <text:p text:style-name="P3">}</text:p>
      <text:p text:style-name="P3"/>
      <text:p text:style-name="P3">6)#include&lt;iostream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prev,*next;</text:p>
      <text:p text:style-name="P3"/>
      <text:p text:style-name="P3"><text:s text:c="8"/>node()</text:p>
      <text:p text:style-name="P3"><text:s text:c="8"/>{</text:p>
      <text:p text:style-name="P3"><text:s text:c="12"/>value=0;</text:p>
      <text:p text:style-name="P3"><text:s text:c="12"/>prev=NULL;</text:p>
      <text:p text:style-name="P3"><text:s text:c="12"/>next=NULL;</text:p>
      <text:p text:style-name="P3"><text:s text:c="8"/>}</text:p>
      <text:p text:style-name="P3">};</text:p>
      <text:p text:style-name="P3"/>
      <text:p text:style-name="P3">class Doubly_LL</text:p>
      <text:p text:style-name="P3">{</text:p>
      <text:p text:style-name="P3"><text:s text:c="4"/>private:</text:p>
      <text:p text:style-name="P3"><text:s text:c="8"/>node *head;</text:p>
      <text:p text:style-name="P3"><text:s text:c="8"/>int size;</text:p>
      <text:p text:style-name="P3"><text:s text:c="4"/>public:</text:p>
      <text:p text:style-name="P3"><text:s text:c="8"/>Doubly_LL()</text:p>
      <text:p text:style-name="P3"><text:s text:c="8"/>{</text:p>
      <text:p text:style-name="P3"><text:s text:c="12"/>head=NULL;</text:p>
      <text:p text:style-name="P3"><text:s text:c="12"/>size=0;</text:p>
      <text:p text:style-name="P3"><text:s text:c="8"/>}</text:p>
      <text:p text:style-name="P3"/>
      <text:p text:style-name="P3"><text:s text:c="8"/>void Insert_Back(int num)</text:p>
      <text:p text:style-name="P3"><text:s text:c="8"/>{</text:p>
      <text:p text:style-name="P3"><text:s text:c="12"/>node *temp=new node;</text:p>
      <text:p text:style-name="P3"><text:s text:c="12"/>temp-&gt;value=num;</text:p>
      <text:p text:style-name="P3"><text:s text:c="12"/>if(head==NULL)</text:p>
      <text:p text:style-name="P3"><text:s text:c="16"/>head=temp;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oft-page-break/><text:s text:c="20"/>a=a-&gt;next;</text:p>
      <text:p text:style-name="P3"><text:s text:c="16"/>a-&gt;next=temp;</text:p>
      <text:p text:style-name="P3"><text:s text:c="16"/>temp-&gt;prev=a;</text:p>
      <text:p text:style-name="P3"><text:s text:c="12"/>}</text:p>
      <text:p text:style-name="P3"><text:s text:c="8"/>}</text:p>
      <text:p text:style-name="P3"/>
      <text:p text:style-name="P3"><text:s text:c="8"/>void sort()</text:p>
      <text:p text:style-name="P3"><text:s text:c="8"/>{</text:p>
      <text:p text:style-name="P3"><text:s text:c="12"/>node *a=head;</text:p>
      <text:p text:style-name="P3"/>
      <text:p text:style-name="P3"><text:s text:c="12"/>while(a-&gt;value&lt;a-&gt;next-&gt;value)</text:p>
      <text:p text:style-name="P3"><text:s text:c="12"/>{</text:p>
      <text:p text:style-name="P3"><text:s text:c="16"/>a=a-&gt;next;</text:p>
      <text:p text:style-name="P3"><text:s text:c="12"/>}</text:p>
      <text:p text:style-name="P3"><text:s text:c="12"/>while(a!=NULL)</text:p>
      <text:p text:style-name="P3"><text:s text:c="12"/>{</text:p>
      <text:p text:style-name="P3"><text:s text:c="16"/>node *b=head;</text:p>
      <text:p text:style-name="P3"><text:s text:c="16"/>while(b!=NULL)</text:p>
      <text:p text:style-name="P3"><text:s text:c="16"/>{</text:p>
      <text:p text:style-name="P3"><text:s text:c="20"/>if(a-&gt;value&lt;b-&gt;value)</text:p>
      <text:p text:style-name="P3"><text:s text:c="20"/>{</text:p>
      <text:p text:style-name="P3"><text:s text:c="24"/>int temp = a-&gt;value;</text:p>
      <text:p text:style-name="P3"><text:s text:c="24"/>a-&gt;value=b-&gt;value;</text:p>
      <text:p text:style-name="P3"><text:s text:c="24"/>b-&gt;value=temp;</text:p>
      <text:p text:style-name="P3"><text:s text:c="20"/>}</text:p>
      <text:p text:style-name="P3"><text:s text:c="20"/>b=b-&gt;next;</text:p>
      <text:p text:style-name="P3"><text:s text:c="16"/>}</text:p>
      <text:p text:style-name="P3"><text:s text:c="16"/>a=a-&gt;next;</text:p>
      <text:p text:style-name="P3"><text:s text:c="12"/>}</text:p>
      <text:p text:style-name="P3"><text:s text:c="8"/>}</text:p>
      <text:p text:style-name="P3"/>
      <text:p text:style-name="P3"><text:s text:c="8"/>void print()</text:p>
      <text:p text:style-name="P3"><text:s text:c="8"/>{</text:p>
      <text:p text:style-name="P3"><text:s text:c="12"/>node *a=head;</text:p>
      <text:p text:style-name="P3"><text:s text:c="12"/>while(a!=NULL)</text:p>
      <text:p text:style-name="P3"><text:s text:c="12"/>{</text:p>
      <text:p text:style-name="P3"><text:s text:c="16"/>if(a-&gt;next==NULL)</text:p>
      <text:p text:style-name="P3"><text:s text:c="16"/>{</text:p>
      <text:p text:style-name="P3"><text:s text:c="20"/>cout&lt;&lt;a-&gt;value&lt;&lt;endl;</text:p>
      <text:p text:style-name="P3"><text:s text:c="20"/>return;</text:p>
      <text:p text:style-name="P3"><text:s text:c="16"/>}</text:p>
      <text:p text:style-name="P3"><text:s text:c="16"/>else</text:p>
      <text:p text:style-name="P3"><text:s text:c="16"/>{</text:p>
      <text:p text:style-name="P3"><text:s text:c="20"/>cout&lt;&lt;a-&gt;value&lt;&lt;"&lt;-&gt;";</text:p>
      <text:p text:style-name="P3"><text:s text:c="20"/>a=a-&gt;next;</text:p>
      <text:p text:style-name="P3"><text:soft-page-break/><text:s text:c="16"/>}</text:p>
      <text:p text:style-name="P3"><text:s text:c="12"/>}</text:p>
      <text:p text:style-name="P3"><text:s text:c="12"/>cout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Doubly_LL d;</text:p>
      <text:p text:style-name="P3"><text:s text:c="4"/>d.Insert_Back(1);</text:p>
      <text:p text:style-name="P3"><text:s text:c="4"/>d.Insert_Back(2);</text:p>
      <text:p text:style-name="P3"><text:s text:c="4"/>d.Insert_Back(3);</text:p>
      <text:p text:style-name="P3"><text:s text:c="4"/>d.Insert_Back(4);</text:p>
      <text:p text:style-name="P3"><text:s text:c="4"/>d.Insert_Back(3);</text:p>
      <text:p text:style-name="P3"><text:s text:c="4"/>d.Insert_Back(2);</text:p>
      <text:p text:style-name="P3"><text:s text:c="4"/>d.Insert_Back(1);</text:p>
      <text:p text:style-name="P3"/>
      <text:p text:style-name="P3"><text:s text:c="4"/>d.print();</text:p>
      <text:p text:style-name="P3"><text:s text:c="4"/>d.sort();</text:p>
      <text:p text:style-name="P3"><text:s text:c="4"/>d.print();</text:p>
      <text:p text:style-name="P3"><text:s text:c="4"/>return 0;</text:p>
      <text:p text:style-name="P3">}</text:p>
      <text:p text:style-name="P3"/>
      <text:p text:style-name="P3">7)#include&lt;iostream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prev,*next;</text:p>
      <text:p text:style-name="P3"/>
      <text:p text:style-name="P3"><text:s text:c="8"/>node()</text:p>
      <text:p text:style-name="P3"><text:s text:c="8"/>{</text:p>
      <text:p text:style-name="P3"><text:s text:c="12"/>value=0;</text:p>
      <text:p text:style-name="P3"><text:s text:c="12"/>prev=NULL;</text:p>
      <text:p text:style-name="P3"><text:s text:c="12"/>next=NULL;</text:p>
      <text:p text:style-name="P3"><text:s text:c="8"/>}</text:p>
      <text:p text:style-name="P3">};</text:p>
      <text:p text:style-name="P3"/>
      <text:p text:style-name="P3">class Doubly_LL</text:p>
      <text:p text:style-name="P3">{</text:p>
      <text:p text:style-name="P3"><text:s text:c="4"/>private:</text:p>
      <text:p text:style-name="P3"><text:s text:c="8"/>node *head;</text:p>
      <text:p text:style-name="P3"><text:s text:c="8"/>int size;</text:p>
      <text:p text:style-name="P3"><text:soft-page-break/><text:s text:c="4"/>public:</text:p>
      <text:p text:style-name="P3"><text:s text:c="8"/>Doubly_LL()</text:p>
      <text:p text:style-name="P3"><text:s text:c="8"/>{</text:p>
      <text:p text:style-name="P3"><text:s text:c="12"/>head=NULL;</text:p>
      <text:p text:style-name="P3"><text:s text:c="12"/>size=0;</text:p>
      <text:p text:style-name="P3"><text:s text:c="8"/>}</text:p>
      <text:p text:style-name="P3"/>
      <text:p text:style-name="P3"><text:s text:c="8"/>void Insert_Back(int num)</text:p>
      <text:p text:style-name="P3"><text:s text:c="8"/>{</text:p>
      <text:p text:style-name="P3"><text:s text:c="12"/>node *temp=new node;</text:p>
      <text:p text:style-name="P3"><text:s text:c="12"/>temp-&gt;value=num;</text:p>
      <text:p text:style-name="P3"><text:s text:c="12"/>if(head==NULL)</text:p>
      <text:p text:style-name="P3"><text:s text:c="16"/>head=temp;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 text:c="20"/>a=a-&gt;next;</text:p>
      <text:p text:style-name="P3"><text:s text:c="16"/>a-&gt;next=temp;</text:p>
      <text:p text:style-name="P3"><text:s text:c="16"/>temp-&gt;prev=a;</text:p>
      <text:p text:style-name="P3"><text:s text:c="12"/>}</text:p>
      <text:p text:style-name="P3"><text:s text:c="8"/>}</text:p>
      <text:p text:style-name="P3"/>
      <text:p text:style-name="P3"><text:s text:c="8"/>void rotate(int n)</text:p>
      <text:p text:style-name="P3"><text:s text:c="8"/>{</text:p>
      <text:p text:style-name="P3"><text:s text:c="12"/>int size=0;</text:p>
      <text:p text:style-name="P3"><text:s text:c="12"/>node *s=head;</text:p>
      <text:p text:style-name="P3"><text:s text:c="12"/>while(s!=NULL)</text:p>
      <text:p text:style-name="P3"><text:s text:c="12"/>{</text:p>
      <text:p text:style-name="P3"><text:s text:c="16"/>size++;</text:p>
      <text:p text:style-name="P3"><text:s text:c="16"/>s=s-&gt;next;</text:p>
      <text:p text:style-name="P3"><text:s text:c="12"/>}</text:p>
      <text:p text:style-name="P3"/>
      <text:p text:style-name="P3"><text:s text:c="12"/>if(n&gt;=size)</text:p>
      <text:p text:style-name="P3"><text:s text:c="12"/>{</text:p>
      <text:p text:style-name="P3"><text:s text:c="16"/>cout&lt;&lt;"Rotations can't be more than size."&lt;&lt;endl;</text:p>
      <text:p text:style-name="P3"><text:s text:c="16"/>return;</text:p>
      <text:p text:style-name="P3"><text:s text:c="12"/>}</text:p>
      <text:p text:style-name="P3"/>
      <text:p text:style-name="P3"><text:s text:c="12"/>for(int i=0;i&lt;n;i++)</text:p>
      <text:p text:style-name="P3"><text:s text:c="12"/>{</text:p>
      <text:p text:style-name="P3"><text:s text:c="16"/>node *a=head;</text:p>
      <text:p text:style-name="P3"><text:s text:c="16"/>node *b=a-&gt;next;</text:p>
      <text:p text:style-name="P3"><text:s text:c="16"/>while(a-&gt;next!=NULL)</text:p>
      <text:p text:style-name="P3"><text:s text:c="20"/>a=a-&gt;next;</text:p>
      <text:p text:style-name="P3"><text:soft-page-break/><text:s text:c="16"/>a-&gt;next=head;</text:p>
      <text:p text:style-name="P3"><text:s text:c="16"/>head-&gt;next=NULL;</text:p>
      <text:p text:style-name="P3"><text:s text:c="16"/>head-&gt;prev=a;</text:p>
      <text:p text:style-name="P3"><text:s text:c="16"/>b-&gt;prev=NULL;</text:p>
      <text:p text:style-name="P3"><text:s text:c="16"/>head=b;</text:p>
      <text:p text:style-name="P3"><text:s text:c="12"/>}</text:p>
      <text:p text:style-name="P3"><text:s text:c="8"/>}</text:p>
      <text:p text:style-name="P3"/>
      <text:p text:style-name="P3"><text:s text:c="8"/>void print()</text:p>
      <text:p text:style-name="P3"><text:s text:c="8"/>{</text:p>
      <text:p text:style-name="P3"><text:s text:c="12"/>node *a=head;</text:p>
      <text:p text:style-name="P3"><text:s text:c="12"/>while(a!=NULL)</text:p>
      <text:p text:style-name="P3"><text:s text:c="12"/>{</text:p>
      <text:p text:style-name="P3"><text:s text:c="16"/>if(a-&gt;next==NULL)</text:p>
      <text:p text:style-name="P3"><text:s text:c="16"/>{</text:p>
      <text:p text:style-name="P3"><text:s text:c="20"/>cout&lt;&lt;a-&gt;value&lt;&lt;endl;</text:p>
      <text:p text:style-name="P3"><text:s text:c="20"/>return;</text:p>
      <text:p text:style-name="P3"><text:s text:c="16"/>}</text:p>
      <text:p text:style-name="P3"><text:s text:c="16"/>else</text:p>
      <text:p text:style-name="P3"><text:s text:c="16"/>{</text:p>
      <text:p text:style-name="P3"><text:s text:c="20"/>cout&lt;&lt;a-&gt;value&lt;&lt;"&lt;-&gt;";</text:p>
      <text:p text:style-name="P3"><text:s text:c="20"/>a=a-&gt;next;</text:p>
      <text:p text:style-name="P3"><text:s text:c="16"/>}</text:p>
      <text:p text:style-name="P3"><text:s text:c="12"/>}</text:p>
      <text:p text:style-name="P3"><text:s text:c="12"/>cout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Doubly_LL d;</text:p>
      <text:p text:style-name="P3"><text:s text:c="4"/>d.Insert_Back(1);</text:p>
      <text:p text:style-name="P3"><text:s text:c="4"/>d.Insert_Back(2);</text:p>
      <text:p text:style-name="P3"><text:s text:c="4"/>d.Insert_Back(3);</text:p>
      <text:p text:style-name="P3"><text:s text:c="4"/>d.Insert_Back(4);</text:p>
      <text:p text:style-name="P3"><text:s text:c="4"/>d.Insert_Back(5);</text:p>
      <text:p text:style-name="P3"/>
      <text:p text:style-name="P3"><text:s text:c="4"/>d.print();</text:p>
      <text:p text:style-name="P3"><text:s text:c="4"/>d.rotate(3);</text:p>
      <text:p text:style-name="P3"><text:s text:c="4"/>d.print();</text:p>
      <text:p text:style-name="P3"><text:s text:c="4"/>return 0;</text:p>
      <text:p text:style-name="P3">}</text:p>
      <text:p text:style-name="P3"/>
      <text:p text:style-name="P3"/>
      <text:p text:style-name="P3"/>
      <text:p text:style-name="P3"><text:soft-page-break/>8)#include&lt;iostream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prev,*next;</text:p>
      <text:p text:style-name="P3"/>
      <text:p text:style-name="P3"><text:s text:c="8"/>node()</text:p>
      <text:p text:style-name="P3"><text:s text:c="8"/>{</text:p>
      <text:p text:style-name="P3"><text:s text:c="12"/>value=0;</text:p>
      <text:p text:style-name="P3"><text:s text:c="12"/>prev=NULL;</text:p>
      <text:p text:style-name="P3"><text:s text:c="12"/>next=NULL;</text:p>
      <text:p text:style-name="P3"><text:s text:c="8"/>}</text:p>
      <text:p text:style-name="P3">};</text:p>
      <text:p text:style-name="P3"/>
      <text:p text:style-name="P3">class Doubly_LL</text:p>
      <text:p text:style-name="P3">{</text:p>
      <text:p text:style-name="P3"><text:s text:c="4"/>private:</text:p>
      <text:p text:style-name="P3"><text:s text:c="8"/>node *head;</text:p>
      <text:p text:style-name="P3"><text:s text:c="8"/>int size;</text:p>
      <text:p text:style-name="P3"><text:s text:c="4"/>public:</text:p>
      <text:p text:style-name="P3"><text:s text:c="8"/>Doubly_LL()</text:p>
      <text:p text:style-name="P3"><text:s text:c="8"/>{</text:p>
      <text:p text:style-name="P3"><text:s text:c="12"/>head=NULL;</text:p>
      <text:p text:style-name="P3"><text:s text:c="12"/>size=0;</text:p>
      <text:p text:style-name="P3"><text:s text:c="8"/>}</text:p>
      <text:p text:style-name="P3"/>
      <text:p text:style-name="P3"><text:s text:c="8"/>void Insert_Back(int num)</text:p>
      <text:p text:style-name="P3"><text:s text:c="8"/>{</text:p>
      <text:p text:style-name="P3"><text:s text:c="12"/>node *temp=new node;</text:p>
      <text:p text:style-name="P3"><text:s text:c="12"/>temp-&gt;value=num;</text:p>
      <text:p text:style-name="P3"><text:s text:c="12"/>if(head==NULL)</text:p>
      <text:p text:style-name="P3"><text:s text:c="16"/>head=temp;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 text:c="20"/>a=a-&gt;next;</text:p>
      <text:p text:style-name="P3"><text:s text:c="16"/>a-&gt;next=temp;</text:p>
      <text:p text:style-name="P3"><text:s text:c="16"/>temp-&gt;prev=a;</text:p>
      <text:p text:style-name="P3"><text:s text:c="12"/>}</text:p>
      <text:p text:style-name="P3"><text:s text:c="8"/>}</text:p>
      <text:p text:style-name="P3"/>
      <text:p text:style-name="P3"><text:soft-page-break/><text:s text:c="8"/>void reverse()</text:p>
      <text:p text:style-name="P3"><text:s text:c="8"/>{</text:p>
      <text:p text:style-name="P3"><text:s text:c="12"/>node *a=head;</text:p>
      <text:p text:style-name="P3"><text:s text:c="12"/>node *b=head;</text:p>
      <text:p text:style-name="P3"><text:s text:c="12"/>while(b-&gt;next!=NULL)</text:p>
      <text:p text:style-name="P3"><text:s text:c="12"/>{</text:p>
      <text:p text:style-name="P3"><text:s text:c="16"/>b=b-&gt;next;</text:p>
      <text:p text:style-name="P3"><text:s text:c="12"/>}</text:p>
      <text:p text:style-name="P3"/>
      <text:p text:style-name="P3"><text:s text:c="12"/>while(a!=b &amp;&amp; a-&gt;prev!=b)</text:p>
      <text:p text:style-name="P3"><text:s text:c="12"/>{</text:p>
      <text:p text:style-name="P3"><text:s text:c="16"/>int temp = a-&gt;value;</text:p>
      <text:p text:style-name="P3"><text:s text:c="16"/>a-&gt;value=b-&gt;value;</text:p>
      <text:p text:style-name="P3"><text:s text:c="16"/>b-&gt;value=temp;</text:p>
      <text:p text:style-name="P3"><text:s text:c="16"/>a=a-&gt;next;</text:p>
      <text:p text:style-name="P3"><text:s text:c="16"/>b=b-&gt;prev;</text:p>
      <text:p text:style-name="P3"><text:s text:c="16"/>if(a==b)</text:p>
      <text:p text:style-name="P3"><text:s text:c="20"/>break;</text:p>
      <text:p text:style-name="P3"><text:s text:c="12"/>}</text:p>
      <text:p text:style-name="P3"><text:s text:c="8"/>}</text:p>
      <text:p text:style-name="P3"/>
      <text:p text:style-name="P3"><text:s text:c="8"/>void print()</text:p>
      <text:p text:style-name="P3"><text:s text:c="8"/>{</text:p>
      <text:p text:style-name="P3"><text:s text:c="12"/>node *a=head;</text:p>
      <text:p text:style-name="P3"><text:s text:c="12"/>while(a!=NULL)</text:p>
      <text:p text:style-name="P3"><text:s text:c="12"/>{</text:p>
      <text:p text:style-name="P3"><text:s text:c="16"/>if(a-&gt;next==NULL)</text:p>
      <text:p text:style-name="P3"><text:s text:c="16"/>{</text:p>
      <text:p text:style-name="P3"><text:s text:c="20"/>cout&lt;&lt;a-&gt;value&lt;&lt;endl;</text:p>
      <text:p text:style-name="P3"><text:s text:c="20"/>return;</text:p>
      <text:p text:style-name="P3"><text:s text:c="16"/>}</text:p>
      <text:p text:style-name="P3"><text:s text:c="16"/>else</text:p>
      <text:p text:style-name="P3"><text:s text:c="16"/>{</text:p>
      <text:p text:style-name="P3"><text:s text:c="20"/>cout&lt;&lt;a-&gt;value&lt;&lt;"&lt;-&gt;";</text:p>
      <text:p text:style-name="P3"><text:s text:c="20"/>a=a-&gt;next;</text:p>
      <text:p text:style-name="P3"><text:s text:c="16"/>}</text:p>
      <text:p text:style-name="P3"><text:s text:c="12"/>}</text:p>
      <text:p text:style-name="P3"><text:s text:c="12"/>cout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Doubly_LL d;</text:p>
      <text:p text:style-name="P3"><text:s text:c="4"/>d.Insert_Back(1);</text:p>
      <text:p text:style-name="P3"><text:soft-page-break/><text:s text:c="4"/>d.Insert_Back(2);</text:p>
      <text:p text:style-name="P3"><text:s text:c="4"/>d.Insert_Back(3);</text:p>
      <text:p text:style-name="P3"><text:s text:c="4"/>d.Insert_Back(4);</text:p>
      <text:p text:style-name="P3"><text:s text:c="4"/>d.Insert_Back(5);</text:p>
      <text:p text:style-name="P3"><text:s text:c="4"/>d.Insert_Back(6);</text:p>
      <text:p text:style-name="P3"/>
      <text:p text:style-name="P3"><text:s text:c="4"/>d.print();</text:p>
      <text:p text:style-name="P3"><text:s text:c="4"/>d.reverse();</text:p>
      <text:p text:style-name="P3"><text:s text:c="4"/>d.print();</text:p>
      <text:p text:style-name="P3"><text:s text:c="4"/>return 0;</text:p>
      <text:p text:style-name="P3">}</text:p>
      <text:p text:style-name="P3"/>
      <text:p text:style-name="P4">9)#include&lt;iostream&gt;</text:p>
      <text:p text:style-name="P4">using namespace std;</text:p>
      <text:p text:style-name="P4"/>
      <text:p text:style-name="P4">class node</text:p>
      <text:p text:style-name="P4">{</text:p>
      <text:p text:style-name="P4"><text:s text:c="4"/>public:</text:p>
      <text:p text:style-name="P4"><text:s text:c="8"/>int value;</text:p>
      <text:p text:style-name="P4"><text:s text:c="8"/>node *prev,*next;</text:p>
      <text:p text:style-name="P4"/>
      <text:p text:style-name="P4"><text:s text:c="8"/>node()</text:p>
      <text:p text:style-name="P4"><text:s text:c="8"/>{</text:p>
      <text:p text:style-name="P4"><text:s text:c="12"/>value=0;</text:p>
      <text:p text:style-name="P4"><text:s text:c="12"/>prev=NULL;</text:p>
      <text:p text:style-name="P4"><text:s text:c="12"/>next=NULL;</text:p>
      <text:p text:style-name="P4"><text:s text:c="8"/>}</text:p>
      <text:p text:style-name="P4">};</text:p>
      <text:p text:style-name="P4"/>
      <text:p text:style-name="P4">class Doubly_LL</text:p>
      <text:p text:style-name="P4">{</text:p>
      <text:p text:style-name="P4"><text:s text:c="4"/>private:</text:p>
      <text:p text:style-name="P4"><text:s text:c="8"/>node *head;</text:p>
      <text:p text:style-name="P4"><text:s text:c="8"/>int size;</text:p>
      <text:p text:style-name="P4"><text:s text:c="4"/>public:</text:p>
      <text:p text:style-name="P4"><text:s text:c="8"/>Doubly_LL()</text:p>
      <text:p text:style-name="P4"><text:s text:c="8"/>{</text:p>
      <text:p text:style-name="P4"><text:s text:c="12"/>head=NULL;</text:p>
      <text:p text:style-name="P4"><text:s text:c="12"/>size=0;</text:p>
      <text:p text:style-name="P4"><text:s text:c="8"/>}</text:p>
      <text:p text:style-name="P4"/>
      <text:p text:style-name="P4"><text:s text:c="8"/>void Insert_Back(int num)</text:p>
      <text:p text:style-name="P4"><text:s text:c="8"/>{</text:p>
      <text:p text:style-name="P4"><text:s text:c="12"/>node *temp=new node;</text:p>
      <text:p text:style-name="P4"><text:s text:c="12"/>temp-&gt;value=num;</text:p>
      <text:p text:style-name="P4"><text:soft-page-break/><text:s text:c="12"/>if(head==NULL)</text:p>
      <text:p text:style-name="P4"><text:s text:c="16"/>head=temp;</text:p>
      <text:p text:style-name="P4"><text:s text:c="12"/>else</text:p>
      <text:p text:style-name="P4"><text:s text:c="12"/>{</text:p>
      <text:p text:style-name="P4"><text:s text:c="16"/>node *a=head;</text:p>
      <text:p text:style-name="P4"><text:s text:c="16"/>while(a-&gt;next!=NULL)</text:p>
      <text:p text:style-name="P4"><text:s text:c="20"/>a=a-&gt;next;</text:p>
      <text:p text:style-name="P4"><text:s text:c="16"/>a-&gt;next=temp;</text:p>
      <text:p text:style-name="P4"><text:s text:c="16"/>temp-&gt;prev=a;</text:p>
      <text:p text:style-name="P4"><text:s text:c="12"/>}</text:p>
      <text:p text:style-name="P4"><text:s text:c="8"/>}</text:p>
      <text:p text:style-name="P4"/>
      <text:p text:style-name="P4"><text:s text:c="8"/>void del_even()</text:p>
      <text:p text:style-name="P4"><text:s text:c="8"/>{</text:p>
      <text:p text:style-name="P4"><text:s text:c="12"/>node *a=head;</text:p>
      <text:p text:style-name="P4"><text:s text:c="12"/>while(a!=NULL)</text:p>
      <text:p text:style-name="P4"><text:s text:c="12"/>{</text:p>
      <text:p text:style-name="P4"><text:s text:c="16"/>int temp=a-&gt;value;</text:p>
      <text:p text:style-name="P4"><text:s text:c="16"/>int dsum=0;</text:p>
      <text:p text:style-name="P4"><text:s text:c="16"/>while(temp)</text:p>
      <text:p text:style-name="P4"><text:s text:c="16"/>{</text:p>
      <text:p text:style-name="P4"><text:s text:c="20"/>dsum=dsum+temp%10;</text:p>
      <text:p text:style-name="P4"><text:s text:c="20"/>temp=temp/10;</text:p>
      <text:p text:style-name="P4"><text:s text:c="16"/>}</text:p>
      <text:p text:style-name="P4"><text:s text:c="16"/>if(!(dsum%2))</text:p>
      <text:p text:style-name="P4"><text:s text:c="16"/>{</text:p>
      <text:p text:style-name="P4"><text:s text:c="20"/>if(a==head)</text:p>
      <text:p text:style-name="P4"><text:s text:c="20"/>{</text:p>
      <text:p text:style-name="P4"><text:s text:c="24"/>node *d=a;</text:p>
      <text:p text:style-name="P4"><text:s text:c="24"/>a-&gt;next-&gt;prev=NULL;</text:p>
      <text:p text:style-name="P4"><text:s text:c="24"/>head=a-&gt;next;</text:p>
      <text:p text:style-name="P4"><text:s text:c="24"/>a=a-&gt;next;</text:p>
      <text:p text:style-name="P4"><text:s text:c="24"/>delete d;</text:p>
      <text:p text:style-name="P4"><text:s text:c="20"/>}</text:p>
      <text:p text:style-name="P4"><text:s text:c="20"/>else</text:p>
      <text:p text:style-name="P4"><text:s text:c="20"/>{</text:p>
      <text:p text:style-name="P4"><text:s text:c="24"/>node *d=a;</text:p>
      <text:p text:style-name="P4"><text:s text:c="24"/>a-&gt;prev-&gt;next=a-&gt;next;</text:p>
      <text:p text:style-name="P4"><text:s text:c="24"/>a-&gt;next-&gt;prev=a-&gt;prev;</text:p>
      <text:p text:style-name="P4"><text:s text:c="24"/>a=a-&gt;next;</text:p>
      <text:p text:style-name="P4"><text:s text:c="24"/>delete d;</text:p>
      <text:p text:style-name="P4"><text:s text:c="20"/>}</text:p>
      <text:p text:style-name="P4"><text:s text:c="16"/>}</text:p>
      <text:p text:style-name="P4"><text:s text:c="16"/>else</text:p>
      <text:p text:style-name="P4"><text:s text:c="20"/>a=a-&gt;next;</text:p>
      <text:p text:style-name="P4"><text:soft-page-break/><text:s text:c="12"/>}</text:p>
      <text:p text:style-name="P4"><text:s text:c="8"/>}</text:p>
      <text:p text:style-name="P4"/>
      <text:p text:style-name="P4"><text:s text:c="8"/>void print()</text:p>
      <text:p text:style-name="P4"><text:s text:c="8"/>{</text:p>
      <text:p text:style-name="P4"><text:s text:c="12"/>node *a=head;</text:p>
      <text:p text:style-name="P4"><text:s text:c="12"/>while(a!=NULL)</text:p>
      <text:p text:style-name="P4"><text:s text:c="12"/>{</text:p>
      <text:p text:style-name="P4"><text:s text:c="16"/>if(a-&gt;next==NULL)</text:p>
      <text:p text:style-name="P4"><text:s text:c="16"/>{</text:p>
      <text:p text:style-name="P4"><text:s text:c="20"/>cout&lt;&lt;a-&gt;value&lt;&lt;endl;</text:p>
      <text:p text:style-name="P4"><text:s text:c="20"/>return;</text:p>
      <text:p text:style-name="P4"><text:s text:c="16"/>}</text:p>
      <text:p text:style-name="P4"><text:s text:c="16"/>else</text:p>
      <text:p text:style-name="P4"><text:s text:c="16"/>{</text:p>
      <text:p text:style-name="P4"><text:s text:c="20"/>cout&lt;&lt;a-&gt;value&lt;&lt;"&lt;-&gt;";</text:p>
      <text:p text:style-name="P4"><text:s text:c="20"/>a=a-&gt;next;</text:p>
      <text:p text:style-name="P4"><text:s text:c="16"/>}</text:p>
      <text:p text:style-name="P4"><text:s text:c="12"/>}</text:p>
      <text:p text:style-name="P4"><text:s text:c="12"/>cout&lt;&lt;endl;</text:p>
      <text:p text:style-name="P4"><text:s text:c="8"/>}</text:p>
      <text:p text:style-name="P4">};</text:p>
      <text:p text:style-name="P4"/>
      <text:p text:style-name="P4">int main()</text:p>
      <text:p text:style-name="P4">{</text:p>
      <text:p text:style-name="P4"><text:s text:c="4"/>Doubly_LL d;</text:p>
      <text:p text:style-name="P4"><text:s text:c="4"/>d.Insert_Back(5);</text:p>
      <text:p text:style-name="P4"><text:s text:c="4"/>d.Insert_Back(3);</text:p>
      <text:p text:style-name="P4"><text:s text:c="4"/>d.Insert_Back(4);</text:p>
      <text:p text:style-name="P4"><text:s text:c="4"/>d.Insert_Back(2);</text:p>
      <text:p text:style-name="P4"><text:s text:c="4"/>d.Insert_Back(9);</text:p>
      <text:p text:style-name="P4"/>
      <text:p text:style-name="P4"><text:s text:c="4"/>d.print();</text:p>
      <text:p text:style-name="P4"><text:s text:c="4"/>d.del_even();</text:p>
      <text:p text:style-name="P4"><text:s text:c="4"/>d.print();</text:p>
      <text:p text:style-name="P4"><text:s text:c="4"/>return 0;</text:p>
      <text:p text:style-name="P4">}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2:12:10.738761313</meta:creation-date>
    <dc:date>2023-10-21T23:00:44.108239952</dc:date>
    <meta:editing-duration>PT6H59M33S</meta:editing-duration>
    <meta:editing-cycles>4</meta:editing-cycles>
    <meta:generator>LibreOffice/7.6.2.1$MacOSX_X86_64 LibreOffice_project/56f7684011345957bbf33a7ee678afaf4d2ba333</meta:generator>
    <meta:document-statistic meta:table-count="0" meta:image-count="0" meta:object-count="0" meta:page-count="19" meta:paragraph-count="760" meta:word-count="994" meta:character-count="15307" meta:non-whitespace-character-count="7245"/>
  </office:meta>
</office:document-meta>
</file>